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E00000031C705272E96D9144A.png" manifest:media-type="image/png"/>
  <manifest:file-entry manifest:full-path="Pictures/100002010000003D00000035575F2A0AB7BC2CEB.png" manifest:media-type="image/png"/>
  <manifest:file-entry manifest:full-path="Pictures/10000201000000430000002C3D38360C73633FA6.png" manifest:media-type="image/png"/>
  <manifest:file-entry manifest:full-path="Pictures/10000201000000410000003029361C4707FBBC42.png" manifest:media-type="image/png"/>
  <manifest:file-entry manifest:full-path="Pictures/10000201000000760000003C90AE319919A35E6C.png" manifest:media-type="image/png"/>
  <manifest:file-entry manifest:full-path="Pictures/1000020100000075000000369A801DB78E2B5AC5.png" manifest:media-type="image/png"/>
  <manifest:file-entry manifest:full-path="Pictures/10000201000000760000003A6478F80A308AF21B.png" manifest:media-type="image/png"/>
  <manifest:file-entry manifest:full-path="Pictures/100002010000004200000032949CB4B9F40211C2.png" manifest:media-type="image/png"/>
  <manifest:file-entry manifest:full-path="Pictures/10000201000000750000003DDA9B975D011D0BB1.png" manifest:media-type="image/png"/>
  <manifest:file-entry manifest:full-path="Pictures/10000201000000570000004A29AB5A5DC286293B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3D00000035F74BC6A99C93038C.png" manifest:media-type="image/png"/>
  <manifest:file-entry manifest:full-path="Pictures/1000020100000041000000359D2A6C32F55D64E9.png" manifest:media-type="image/png"/>
  <manifest:file-entry manifest:full-path="Pictures/100002010000004D0000004E2630245BBC890923.png" manifest:media-type="image/png"/>
  <manifest:file-entry manifest:full-path="Pictures/10000201000000430000002C956BA650ABB1A5BA.png" manifest:media-type="image/png"/>
  <manifest:file-entry manifest:full-path="Pictures/10000201000000770000003A5CF8753B32FD86A9.png" manifest:media-type="image/png"/>
  <manifest:file-entry manifest:full-path="Pictures/10000201000000580000004DC9B3BB586A9F6F28.png" manifest:media-type="image/png"/>
  <manifest:file-entry manifest:full-path="Pictures/100002010000004100000030085383B29320D617.png" manifest:media-type="image/png"/>
  <manifest:file-entry manifest:full-path="Pictures/100002010000003E00000031DF11B66B438CADE3.png" manifest:media-type="image/png"/>
  <manifest:file-entry manifest:full-path="Pictures/10000201000000420000003277B024A125283A75.png" manifest:media-type="image/png"/>
  <manifest:file-entry manifest:full-path="Pictures/10000201000000450000003025AEDEEC6D6E8FAE.png" manifest:media-type="image/png"/>
  <manifest:file-entry manifest:full-path="Pictures/1000020100000069000000381E73A56F5698B5E3.png" manifest:media-type="image/png"/>
  <manifest:file-entry manifest:full-path="Pictures/100002010000006C000000394FDDFA26ECCAA521.png" manifest:media-type="image/png"/>
  <manifest:file-entry manifest:full-path="Pictures/100002010000004800000030102485516B4EE4F4.png" manifest:media-type="image/png"/>
  <manifest:file-entry manifest:full-path="Pictures/10000201000000720000003AE1C377D6A4299F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ff6600" draw:marker-start-width="0.419cm" draw:marker-end-width="0.419cm" draw:fill-color="#eeeeee" draw:textarea-horizontal-align="justify" draw:textarea-vertical-align="middle" draw:auto-grow-height="false" fo:min-height="7.675cm" fo:min-width="10.192cm" fo:padding-top="0.163cm" fo:padding-bottom="0.163cm" fo:padding-left="0.288cm" fo:padding-right="0.288cm" draw:shadow-offset-x="0.203cm" draw:shadow-offset-y="0.203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svg:stroke-width="0.051cm" draw:marker-start-width="0.355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measure" style:list-style-name="L1">
      <style:graphic-properties svg:stroke-width="0.102cm" svg:stroke-color="#ff6600" draw:marker-start-width="0.508cm" draw:marker-end-width="0.508cm" draw:textarea-vertical-align="middle"/>
    </style:style>
    <style:style style:name="gr10" style:family="graphic" style:parent-style-name="standard">
      <style:graphic-properties draw:stroke="dash" draw:stroke-dash="Fine_20_Dashed" svg:stroke-width="0.076cm" svg:stroke-color="#00ccff" draw:marker-start-width="0.419cm" draw:marker-end-width="0.419cm" draw:fill-color="#eeeeee" draw:textarea-horizontal-align="justify" draw:textarea-vertical-align="middle" draw:auto-grow-height="false" fo:min-height="7.802cm" fo:min-width="10.192cm" fo:padding-top="0.163cm" fo:padding-bottom="0.163cm" fo:padding-left="0.288cm" fo:padding-right="0.288cm"/>
    </style:style>
    <style:style style:name="gr11" style:family="graphic" style:parent-style-name="measure" style:list-style-name="L1">
      <style:graphic-properties svg:stroke-width="0.102cm" svg:stroke-color="#00ccff" draw:marker-start-width="0.508cm" draw:marker-end-width="0.508cm" draw:textarea-vertical-align="middle" draw:line-distance="0.754cm"/>
    </style:style>
    <style:style style:name="gr12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3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4" style:family="graphic" style:parent-style-name="standard">
      <style:graphic-properties draw:stroke="dash" draw:stroke-dash="Fine_20_Dashed" svg:stroke-width="0.076cm" svg:stroke-color="#ffcc00" draw:marker-start-width="0.419cm" draw:marker-end-width="0.419cm" draw:fill-color="#eeeeee" draw:textarea-horizontal-align="justify" draw:textarea-vertical-align="middle" draw:auto-grow-height="false" fo:min-height="8.653cm" fo:min-width="18.474cm" fo:padding-top="0.163cm" fo:padding-bottom="0.163cm" fo:padding-left="0.288cm" fo:padding-right="0.288cm"/>
    </style:style>
    <style:style style:name="gr15" style:family="graphic" style:parent-style-name="measure" style:list-style-name="L1">
      <style:graphic-properties svg:stroke-width="0.102cm" svg:stroke-color="#ffcc00" draw:marker-start-width="0.508cm" draw:marker-end-width="0.508cm" draw:textarea-vertical-align="middle" draw:line-distance="0.754cm"/>
    </style:style>
    <style:style style:name="gr16" style:family="graphic" style:parent-style-name="standard">
      <style:graphic-properties draw:stroke="dash" draw:stroke-dash="Fine_20_Dashed" svg:stroke-width="0.051cm" svg:stroke-color="#ffcc00" draw:marker-start-width="0.356cm" draw:marker-end-width="0.356cm" draw:fill="hatch" draw:fill-color="#ff8080" draw:fill-hatch-name="Hatching_20_1" draw:opacity="10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100%"/>
    </style:style>
    <style:style style:name="gr17" style:family="graphic" style:parent-style-name="standard">
      <style:graphic-properties draw:stroke="none" svg:stroke-color="#000000" draw:fill="none" draw:fill-color="#ffffff" fo:min-height="1.127cm"/>
    </style:style>
    <style:style style:name="gr18" style:family="graphic" style:parent-style-name="standard">
      <style:graphic-properties draw:stroke="dash" draw:stroke-dash="Fine_20_Dashed" svg:stroke-width="0.051cm" svg:stroke-color="#ffcc00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19" style:family="graphic" style:parent-style-name="standard">
      <style:graphic-properties svg:stroke-width="0.102cm" svg:stroke-color="#000000" draw:marker-start-width="0.508cm" draw:marker-end-width="0.508cm" draw:fill="solid" draw:fill-color="#ffcc00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20" style:family="graphic" style:parent-style-name="standard">
      <style:graphic-properties draw:stroke="dash" draw:stroke-dash="Fine_20_Dashed" svg:stroke-width="0.051cm" svg:stroke-color="#ffcc00" draw:marker-start-width="0.356cm" draw:marker-end-width="0.356cm" draw:fill="hatch" draw:fill-color="#ff8080" draw:fill-hatch-name="Hatching_20_1" draw:fill-hatch-solid="false" draw:opacity="10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100%"/>
    </style:style>
    <style:style style:name="gr21" style:family="graphic" style:parent-style-name="standard">
      <style:graphic-properties draw:stroke="dash" draw:stroke-dash="Fine_20_Dashed" svg:stroke-width="0.076cm" svg:stroke-color="#00ff66" draw:marker-start-width="0.419cm" draw:marker-end-width="0.419cm" draw:fill-color="#eeeeee" draw:textarea-horizontal-align="justify" draw:textarea-vertical-align="middle" draw:auto-grow-height="false" fo:min-height="8.437cm" fo:min-width="10.219cm" fo:padding-top="0.163cm" fo:padding-bottom="0.163cm" fo:padding-left="0.288cm" fo:padding-right="0.288cm"/>
    </style:style>
    <style:style style:name="gr22" style:family="graphic" style:parent-style-name="measure" style:list-style-name="L1">
      <style:graphic-properties svg:stroke-width="0.102cm" svg:stroke-color="#00ff66" draw:marker-start-width="0.508cm" draw:marker-end-width="0.508cm" draw:textarea-vertical-align="middle" draw:line-distance="0.754cm"/>
    </style:style>
    <style:style style:name="gr23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5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6" style:family="graphic" style:parent-style-name="standard">
      <style:graphic-properties draw:stroke="dash" draw:stroke-dash="Fine_20_Dashed" svg:stroke-width="0.076cm" svg:stroke-color="#ff3333" draw:marker-start-width="0.419cm" draw:marker-end-width="0.419cm" draw:fill-color="#eeeeee" draw:textarea-horizontal-align="justify" draw:textarea-vertical-align="middle" draw:auto-grow-height="false" fo:min-height="8.653cm" fo:min-width="18.474cm" fo:padding-top="0.163cm" fo:padding-bottom="0.163cm" fo:padding-left="0.288cm" fo:padding-right="0.288cm"/>
    </style:style>
    <style:style style:name="gr27" style:family="graphic" style:parent-style-name="measure" style:list-style-name="L1">
      <style:graphic-properties svg:stroke-width="0.102cm" svg:stroke-color="#ff3333" draw:marker-start-width="0.508cm" draw:marker-end-width="0.508cm" draw:textarea-vertical-align="middle" draw:line-distance="0.754cm"/>
    </style:style>
    <style:style style:name="gr28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9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3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cccccc" draw:textarea-horizontal-align="justify" draw:textarea-vertical-align="middle" draw:auto-grow-height="false" fo:min-height="0.823cm" fo:min-width="3.362cm" fo:padding-top="0.163cm" fo:padding-bottom="0.163cm" fo:padding-left="0.288cm" fo:padding-right="0.288cm"/>
    </style:style>
    <style:style style:name="gr3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2.453cm" fo:min-width="0cm" fo:padding-top="0.163cm" fo:padding-bottom="0.163cm" fo:padding-left="0.288cm" fo:padding-right="0.288cm" draw:shadow-offset-x="0.203cm" draw:shadow-offset-y="0.203cm"/>
    </style:style>
    <style:style style:name="P1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9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66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ccff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3" style:family="paragraph">
      <loext:graphic-properties draw:fill="hatch" draw:fill-hatch-name="Hatching_20_1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cc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hatch" draw:fill-color="#ff8080" draw:fill-hatch-name="Hatching_20_1" draw:opacity="100%"/>
      <style:paragraph-properties fo:text-align="center"/>
    </style:style>
    <style:style style:name="P16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17" style:family="paragraph">
      <loext:graphic-properties draw:fill="none" draw:fill-color="#ff8080" draw:opacity="50%"/>
      <style:paragraph-properties fo:text-align="center"/>
    </style:style>
    <style:style style:name="P18" style:family="paragraph">
      <loext:graphic-properties draw:fill="solid" draw:fill-color="#ffcc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="hatch" draw:fill-color="#ff8080" draw:fill-hatch-name="Hatching_20_1" draw:fill-hatch-solid="false" draw:opacity="10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66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2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23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3333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6" style:family="paragraph">
      <loext:graphic-properties draw:fill-color="#eeeeee"/>
      <style:paragraph-properties fo:text-align="center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ff66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ccff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cc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byssinica SIL2" fo:font-size="15pt" style:text-underline-style="none" fo:font-weight="bold" style:font-size-asian="18pt" style:font-size-complex="18pt"/>
    </style:style>
    <style:style style:name="T7" style:family="text">
      <style:text-properties fo:font-variant="normal" fo:text-transform="none" fo:color="#00ff66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3333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68cm" svg:height="8.001cm" svg:x="14.108cm" svg:y="6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763cm" svg:height="3.302cm" svg:x="15.097cm" svg:y="1.454cm">
          <text:p text:style-name="P2"><text:span text:style-name="T1"/></text:p>
          <text:p text:style-name="P2"><text:span text:style-name="T1">MC Tally</text:span></text:p>
          <text:p text:style-name="P2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1.27cm" svg:height="1.143cm" svg:x="20.542cm" svg:y="9.328cm">
          <draw:text-box>
            <text:p><text:span text:style-name="T1">...</text:span></text:p>
          </draw:text-box>
        </draw:frame>
        <draw:line draw:style-name="gr4" draw:text-style-name="P5" draw:layer="layout" svg:x1="19.415cm" svg:y1="4.756cm" svg:x2="15.478cm" svg:y2="6.915cm">
          <text:p/>
        </draw:line>
        <draw:line draw:style-name="gr4" draw:text-style-name="P5" draw:layer="layout" svg:x1="19.415cm" svg:y1="4.756cm" svg:x2="18.653cm" svg:y2="6.915cm">
          <text:p/>
        </draw:line>
        <draw:line draw:style-name="gr4" draw:text-style-name="P5" draw:layer="layout" svg:x1="19.427cm" svg:y1="4.744cm" svg:x2="18.665cm" svg:y2="6.903cm">
          <text:p/>
        </draw:line>
        <draw:line draw:style-name="gr4" draw:text-style-name="P5" draw:layer="layout" svg:x1="19.429cm" svg:y1="4.744cm" svg:x2="23.606cm" svg:y2="6.915cm">
          <text:p/>
        </draw:line>
        <draw:custom-shape draw:style-name="gr5" draw:text-style-name="P6" draw:layer="layout" svg:width="6.094cm" svg:height="1.855cm" draw:transform="rotate (-1.57219259019649) translate (16.417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9cm" svg:y1="9.943cm" svg:x2="14.559cm" svg:y2="9.943cm">
          <text:p/>
        </draw:line>
        <draw:line draw:style-name="gr6" draw:text-style-name="P7" draw:layer="layout" svg:x1="16.44cm" svg:y1="8.435cm" svg:x2="14.56cm" svg:y2="8.435cm">
          <text:p/>
        </draw:line>
        <draw:line draw:style-name="gr6" draw:text-style-name="P7" draw:layer="layout" svg:x1="16.423cm" svg:y1="11.449cm" svg:x2="14.543cm" svg:y2="11.449cm">
          <text:p/>
        </draw:line>
        <draw:frame draw:style-name="gr3" draw:text-style-name="P8" draw:layer="layout" svg:width="1.142cm" svg:height="1.143cm" draw:transform="rotate (-1.5707963267949) translate (16.053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16.377cm 6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843cm" svg:y="7.144cm">
          <draw:image xlink:href="Pictures/1000020100000058000000526CA269CF4EECA486.png" xlink:type="simple" xlink:show="embed" xlink:actuate="onLoad">
            <text:p/>
          </draw:image>
        </draw:frame>
        <draw:frame draw:style-name="gr8" draw:text-style-name="P5" draw:layer="layout" svg:width="1.27cm" svg:height="1.092cm" svg:x="14.843cm" svg:y="8.593cm">
          <draw:image xlink:href="Pictures/100002010000005A0000004AD7D5D79A5F308902.png" xlink:type="simple" xlink:show="embed" xlink:actuate="onLoad">
            <text:p/>
          </draw:image>
        </draw:frame>
        <draw:frame draw:style-name="gr8" draw:text-style-name="P5" draw:layer="layout" svg:width="1.27cm" svg:height="1.041cm" svg:x="14.843cm" svg:y="11.716cm">
          <draw:image xlink:href="Pictures/10000201000000580000004DC9B3BB586A9F6F28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19.538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6cm" svg:y1="9.943cm" svg:x2="17.68cm" svg:y2="9.943cm">
          <text:p/>
        </draw:line>
        <draw:line draw:style-name="gr6" draw:text-style-name="P7" draw:layer="layout" svg:x1="19.561cm" svg:y1="8.435cm" svg:x2="17.681cm" svg:y2="8.435cm">
          <text:p/>
        </draw:line>
        <draw:line draw:style-name="gr6" draw:text-style-name="P7" draw:layer="layout" svg:x1="19.544cm" svg:y1="11.449cm" svg:x2="17.664cm" svg:y2="11.449cm">
          <text:p/>
        </draw:line>
        <draw:frame draw:style-name="gr3" draw:text-style-name="P8" draw:layer="layout" svg:width="1.142cm" svg:height="1.143cm" draw:transform="rotate (-1.5707963267949) translate (19.174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19.54cm 6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7.991cm" svg:y="7.169cm">
          <draw:image xlink:href="Pictures/100002010000004D0000004E2630245BBC890923.png" xlink:type="simple" xlink:show="embed" xlink:actuate="onLoad">
            <text:p/>
          </draw:image>
        </draw:frame>
        <draw:frame draw:style-name="gr8" draw:text-style-name="P5" draw:layer="layout" svg:width="1.27cm" svg:height="0.991cm" svg:x="17.991cm" svg:y="8.691cm">
          <draw:image xlink:href="Pictures/100002010000005600000050D8EF9886CB0A9DBF.png" xlink:type="simple" xlink:show="embed" xlink:actuate="onLoad">
            <text:p/>
          </draw:image>
        </draw:frame>
        <draw:frame draw:style-name="gr8" draw:text-style-name="P5" draw:layer="layout" svg:width="1.27cm" svg:height="0.991cm" svg:x="18.018cm" svg:y="11.639cm">
          <draw:image xlink:href="Pictures/10000201000000570000004A29AB5A5DC286293B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24.37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392cm" svg:y1="9.943cm" svg:x2="22.512cm" svg:y2="9.943cm">
          <text:p/>
        </draw:line>
        <draw:line draw:style-name="gr6" draw:text-style-name="P7" draw:layer="layout" svg:x1="24.393cm" svg:y1="8.435cm" svg:x2="22.513cm" svg:y2="8.435cm">
          <text:p/>
        </draw:line>
        <draw:line draw:style-name="gr6" draw:text-style-name="P7" draw:layer="layout" svg:x1="24.376cm" svg:y1="11.449cm" svg:x2="22.496cm" svg:y2="11.449cm">
          <text:p/>
        </draw:line>
        <draw:frame draw:style-name="gr3" draw:text-style-name="P8" draw:layer="layout" svg:width="1.142cm" svg:height="1.143cm" draw:transform="rotate (-1.5707963267949) translate (24.006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24.366cm 6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744cm" svg:y="7.169cm">
          <draw:image xlink:href="Pictures/100002010000005A0000004F2B913769A3098F24.png" xlink:type="simple" xlink:show="embed" xlink:actuate="onLoad">
            <text:p/>
          </draw:image>
        </draw:frame>
        <draw:frame draw:style-name="gr8" draw:text-style-name="P5" draw:layer="layout" svg:width="1.27cm" svg:height="0.991cm" svg:x="22.744cm" svg:y="8.693cm">
          <draw:image xlink:href="Pictures/10000201000000550000004FE18156582A8E340B.png" xlink:type="simple" xlink:show="embed" xlink:actuate="onLoad">
            <text:p/>
          </draw:image>
        </draw:frame>
        <draw:frame draw:style-name="gr8" draw:text-style-name="P5" draw:layer="layout" svg:width="1.27cm" svg:height="0.889cm" svg:x="22.744cm" svg:y="11.741cm">
          <draw:image xlink:href="Pictures/100002010000005C0000004D35387113DAEC8AFD.png" xlink:type="simple" xlink:show="embed" xlink:actuate="onLoad">
            <text:p/>
          </draw:image>
        </draw:frame>
        <draw:measure draw:style-name="gr9" draw:text-style-name="P10" draw:layer="measurelines" svg:x1="12.619cm" svg:y1="5.953cm" svg:x2="12.619cm" svg:y2="13.954cm">
          <text:p text:style-name="P10"><text:span text:style-name="T3">Feature Extraction</text:span></text:p>
        </draw:measure>
        <draw:custom-shape draw:style-name="gr10" draw:text-style-name="P1" draw:layer="layout" svg:width="10.768cm" svg:height="8.128cm" svg:x="14.108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20.542cm" svg:y="17.834cm">
          <draw:text-box>
            <text:p><text:span text:style-name="T1">...</text:span></text:p>
          </draw:text-box>
        </draw:frame>
        <draw:measure draw:style-name="gr11" draw:text-style-name="P11" draw:layer="layout" svg:x1="12.666cm" svg:y1="14.36cm" svg:x2="12.684cm" svg:y2="22.336cm">
          <text:p text:style-name="P11"><text:span text:style-name="T4">Feature Selection</text:span></text:p>
        </draw:measure>
        <draw:custom-shape draw:style-name="gr5" draw:text-style-name="P6" draw:layer="layout" svg:width="6.094cm" svg:height="1.855cm" draw:transform="rotate (-1.57219259019649) translate (16.411cm 15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3cm" svg:y1="18.422cm" svg:x2="14.553cm" svg:y2="18.422cm">
          <text:p/>
        </draw:line>
        <draw:line draw:style-name="gr6" draw:text-style-name="P7" draw:layer="layout" svg:x1="16.434cm" svg:y1="16.914cm" svg:x2="14.554cm" svg:y2="16.914cm">
          <text:p/>
        </draw:line>
        <draw:line draw:style-name="gr6" draw:text-style-name="P7" draw:layer="layout" svg:x1="16.417cm" svg:y1="19.928cm" svg:x2="14.537cm" svg:y2="19.928cm">
          <text:p/>
        </draw:line>
        <draw:frame draw:style-name="gr3" draw:text-style-name="P8" draw:layer="layout" svg:width="1.142cm" svg:height="1.143cm" draw:transform="rotate (-1.5707963267949) translate (16.047cm 18.718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16.371cm 15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837cm" svg:y="15.623cm">
          <draw:image xlink:href="Pictures/1000020100000058000000526CA269CF4EECA486.png" xlink:type="simple" xlink:show="embed" xlink:actuate="onLoad">
            <text:p/>
          </draw:image>
        </draw:frame>
        <draw:frame draw:style-name="gr8" draw:text-style-name="P5" draw:layer="layout" svg:width="1.27cm" svg:height="1.092cm" svg:x="14.837cm" svg:y="17.072cm">
          <draw:image xlink:href="Pictures/100002010000005A0000004AD7D5D79A5F308902.png" xlink:type="simple" xlink:show="embed" xlink:actuate="onLoad">
            <text:p/>
          </draw:image>
        </draw:frame>
        <draw:frame draw:style-name="gr8" draw:text-style-name="P5" draw:layer="layout" svg:width="1.27cm" svg:height="1.041cm" svg:x="14.837cm" svg:y="20.195cm">
          <draw:image xlink:href="Pictures/10000201000000580000004DC9B3BB586A9F6F28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19.532cm 15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54cm" svg:y1="18.436cm" svg:x2="17.674cm" svg:y2="18.436cm">
          <text:p/>
        </draw:line>
        <draw:line draw:style-name="gr6" draw:text-style-name="P7" draw:layer="layout" svg:x1="19.555cm" svg:y1="16.928cm" svg:x2="17.675cm" svg:y2="16.928cm">
          <text:p/>
        </draw:line>
        <draw:line draw:style-name="gr6" draw:text-style-name="P7" draw:layer="layout" svg:x1="19.538cm" svg:y1="19.942cm" svg:x2="17.658cm" svg:y2="19.942cm">
          <text:p/>
        </draw:line>
        <draw:frame draw:style-name="gr3" draw:text-style-name="P8" draw:layer="layout" svg:width="1.142cm" svg:height="1.143cm" draw:transform="rotate (-1.5707963267949) translate (19.168cm 18.732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19.534cm 15.4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7.985cm" svg:y="15.662cm">
          <draw:image xlink:href="Pictures/100002010000004D0000004E2630245BBC890923.png" xlink:type="simple" xlink:show="embed" xlink:actuate="onLoad">
            <text:p/>
          </draw:image>
        </draw:frame>
        <draw:frame draw:style-name="gr8" draw:text-style-name="P5" draw:layer="layout" svg:width="1.27cm" svg:height="0.991cm" svg:x="17.985cm" svg:y="17.184cm">
          <draw:image xlink:href="Pictures/100002010000005600000050D8EF9886CB0A9DBF.png" xlink:type="simple" xlink:show="embed" xlink:actuate="onLoad">
            <text:p/>
          </draw:image>
        </draw:frame>
        <draw:frame draw:style-name="gr8" draw:text-style-name="P5" draw:layer="layout" svg:width="1.27cm" svg:height="0.991cm" svg:x="18.012cm" svg:y="20.132cm">
          <draw:image xlink:href="Pictures/10000201000000570000004A29AB5A5DC286293B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24.445cm 15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467cm" svg:y1="18.38cm" svg:x2="22.587cm" svg:y2="18.38cm">
          <text:p/>
        </draw:line>
        <draw:line draw:style-name="gr6" draw:text-style-name="P7" draw:layer="layout" svg:x1="24.468cm" svg:y1="16.872cm" svg:x2="22.588cm" svg:y2="16.872cm">
          <text:p/>
        </draw:line>
        <draw:line draw:style-name="gr6" draw:text-style-name="P7" draw:layer="layout" svg:x1="24.451cm" svg:y1="19.886cm" svg:x2="22.571cm" svg:y2="19.886cm">
          <text:p/>
        </draw:line>
        <draw:frame draw:style-name="gr3" draw:text-style-name="P8" draw:layer="layout" svg:width="1.142cm" svg:height="1.143cm" draw:transform="rotate (-1.5707963267949) translate (24.081cm 18.676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24.441cm 15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819cm" svg:y="15.606cm">
          <draw:image xlink:href="Pictures/100002010000005A0000004F2B913769A3098F24.png" xlink:type="simple" xlink:show="embed" xlink:actuate="onLoad">
            <text:p/>
          </draw:image>
        </draw:frame>
        <draw:frame draw:style-name="gr8" draw:text-style-name="P5" draw:layer="layout" svg:width="1.27cm" svg:height="0.991cm" svg:x="22.819cm" svg:y="17.13cm">
          <draw:image xlink:href="Pictures/10000201000000550000004FE18156582A8E340B.png" xlink:type="simple" xlink:show="embed" xlink:actuate="onLoad">
            <text:p/>
          </draw:image>
        </draw:frame>
        <draw:frame draw:style-name="gr8" draw:text-style-name="P5" draw:layer="layout" svg:width="1.27cm" svg:height="0.889cm" svg:x="22.819cm" svg:y="20.178cm">
          <draw:image xlink:href="Pictures/100002010000005C0000004D35387113DAEC8AFD.png" xlink:type="simple" xlink:show="embed" xlink:actuate="onLoad">
            <text:p/>
          </draw:image>
        </draw:frame>
        <draw:line draw:style-name="gr4" draw:text-style-name="P5" draw:layer="layout" svg:x1="18.653cm" svg:y1="13.038cm" svg:x2="18.653cm" svg:y2="15.4cm">
          <text:p/>
        </draw:line>
        <draw:line draw:style-name="gr4" draw:text-style-name="P5" draw:layer="layout" svg:x1="23.479cm" svg:y1="13.065cm" svg:x2="23.479cm" svg:y2="15.376cm">
          <text:p/>
        </draw:line>
        <draw:line draw:style-name="gr4" draw:text-style-name="P5" draw:layer="layout" svg:x1="15.478cm" svg:y1="13.038cm" svg:x2="15.478cm" svg:y2="15.4cm">
          <text:p/>
        </draw:line>
        <draw:custom-shape draw:style-name="gr13" draw:text-style-name="P13" draw:layer="layout" svg:width="1.905cm" svg:height="1.524cm" svg:x="22.59cm" svg:y="16.8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905cm" svg:height="1.524cm" svg:x="17.688cm" svg:y="1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.905cm" svg:height="1.524cm" svg:x="14.513cm" svg:y="16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.05cm" svg:height="8.979cm" svg:x="10.253cm" svg:y="41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5" draw:text-style-name="P14" draw:layer="layout" svg:x1="8.766cm" svg:y1="41.274cm" svg:x2="8.766cm" svg:y2="50.164cm">
          <text:p text:style-name="P14"><text:span text:style-name="T5">Model Selection</text:span></text:p>
        </draw:measure>
        <draw:custom-shape draw:style-name="gr16" draw:text-style-name="P15" xml:id="id7" draw:id="id7" draw:layer="layout" svg:width="6.121cm" svg:height="2.54cm" svg:x="10.888cm" svg:y="43.07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11.24cm" svg:y="44.85cm">
          <draw:text-box>
            <text:p><text:span text:style-name="T6">Clustering Model 1</text:span></text:p>
          </draw:text-box>
        </draw:frame>
        <draw:frame draw:style-name="gr3" draw:text-style-name="P4" draw:layer="layout" svg:width="1.27cm" svg:height="1.143cm" svg:x="14.229cm" svg:y="43.534cm">
          <draw:text-box>
            <text:p><text:span text:style-name="T1">...</text:span></text:p>
          </draw:text-box>
        </draw:frame>
        <draw:custom-shape draw:style-name="gr18" draw:text-style-name="P17" xml:id="id8" draw:id="id8" draw:layer="layout" svg:width="6.121cm" svg:height="2.54cm" svg:x="15.588cm" svg:y="46.3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15.886cm" svg:y="48.137cm">
          <draw:text-box>
            <text:p><text:span text:style-name="T6">Clustering Model 2</text:span></text:p>
          </draw:text-box>
        </draw:frame>
        <draw:custom-shape draw:style-name="gr19" draw:text-style-name="P18" draw:layer="layout" svg:width="1.471cm" svg:height="1.471cm" draw:transform="rotate (-1.57219259019649) translate (17.264cm 46.5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18.991cm 46.5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21.534cm 46.5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xml:id="id9" draw:id="id9" draw:layer="layout" svg:width="6.121cm" svg:height="2.54cm" svg:x="22.788cm" svg:y="43.24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23.14cm" svg:y="45.026cm">
          <draw:text-box>
            <text:p><text:span text:style-name="T6">Clustering Model </text:span><text:span text:style-name="T6">C</text:span></text:p>
          </draw:text-box>
        </draw:frame>
        <draw:custom-shape draw:style-name="gr19" draw:text-style-name="P18" draw:layer="layout" svg:width="1.471cm" svg:height="1.471cm" draw:transform="rotate (-1.57219259019649) translate (24.464cm 43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26.191cm 43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28.734cm 43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18.929cm" svg:y="46.835cm">
          <draw:text-box>
            <text:p><text:span text:style-name="T1">...</text:span></text:p>
          </draw:text-box>
        </draw:frame>
        <draw:frame draw:style-name="gr3" draw:text-style-name="P4" draw:layer="layout" svg:width="1.27cm" svg:height="1.143cm" svg:x="26.128cm" svg:y="43.712cm">
          <draw:text-box>
            <text:p><text:span text:style-name="T1">...</text:span></text:p>
          </draw:text-box>
        </draw:frame>
        <draw:frame draw:style-name="gr3" draw:text-style-name="P4" draw:layer="layout" svg:width="1.27cm" svg:height="1.143cm" draw:transform="rotate (0.767246739176707) translate (21.399cm 46.066cm)">
          <draw:text-box>
            <text:p><text:span text:style-name="T1">...</text:span></text:p>
          </draw:text-box>
        </draw:frame>
        <draw:custom-shape draw:style-name="gr19" draw:text-style-name="P18" draw:layer="layout" svg:width="1.471cm" svg:height="1.471cm" draw:transform="rotate (-1.57219259019649) translate (12.564cm 43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14.291cm 43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16.834cm 43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194cm" svg:height="0.973cm" svg:x="11.218cm" svg:y="43.56cm">
          <draw:image xlink:href="Pictures/1000020100000041000000359D2A6C32F55D64E9.png" xlink:type="simple" xlink:show="embed" xlink:actuate="onLoad">
            <text:p/>
          </draw:image>
        </draw:frame>
        <draw:frame draw:style-name="gr8" draw:text-style-name="P5" draw:layer="layout" svg:width="1.194cm" svg:height="0.973cm" svg:x="12.918cm" svg:y="43.561cm">
          <draw:image xlink:href="Pictures/100002010000004100000030085383B29320D617.png" xlink:type="simple" xlink:show="embed" xlink:actuate="onLoad">
            <text:p/>
          </draw:image>
        </draw:frame>
        <draw:frame draw:style-name="gr8" draw:text-style-name="P5" draw:layer="layout" svg:width="1.194cm" svg:height="0.973cm" svg:x="15.518cm" svg:y="43.561cm">
          <draw:image xlink:href="Pictures/10000201000000460000003307D5D193ACFE5FB5.png" xlink:type="simple" xlink:show="embed" xlink:actuate="onLoad">
            <text:p/>
          </draw:image>
        </draw:frame>
        <draw:frame draw:style-name="gr8" draw:text-style-name="P5" draw:layer="layout" svg:width="1.194cm" svg:height="0.973cm" svg:x="23.118cm" svg:y="43.761cm">
          <draw:image xlink:href="Pictures/10000201000000420000003277B024A125283A75.png" xlink:type="simple" xlink:show="embed" xlink:actuate="onLoad">
            <text:p/>
          </draw:image>
        </draw:frame>
        <draw:frame draw:style-name="gr8" draw:text-style-name="P5" draw:layer="layout" svg:width="1.194cm" svg:height="0.973cm" svg:x="24.818cm" svg:y="43.762cm">
          <draw:image xlink:href="Pictures/10000201000000430000002C956BA650ABB1A5BA.png" xlink:type="simple" xlink:show="embed" xlink:actuate="onLoad">
            <text:p/>
          </draw:image>
        </draw:frame>
        <draw:frame draw:style-name="gr8" draw:text-style-name="P5" draw:layer="layout" svg:width="1.194cm" svg:height="0.973cm" svg:x="27.418cm" svg:y="43.763cm">
          <draw:image xlink:href="Pictures/10000201000000450000003025AEDEEC6D6E8FAE.png" xlink:type="simple" xlink:show="embed" xlink:actuate="onLoad">
            <text:p/>
          </draw:image>
        </draw:frame>
        <draw:frame draw:style-name="gr8" draw:text-style-name="P5" draw:layer="layout" svg:width="1.194cm" svg:height="0.973cm" svg:x="15.918cm" svg:y="46.862cm">
          <draw:image xlink:href="Pictures/100002010000003D00000035F74BC6A99C93038C.png" xlink:type="simple" xlink:show="embed" xlink:actuate="onLoad">
            <text:p/>
          </draw:image>
        </draw:frame>
        <draw:frame draw:style-name="gr8" draw:text-style-name="P5" draw:layer="layout" svg:width="1.194cm" svg:height="0.973cm" svg:x="17.618cm" svg:y="46.863cm">
          <draw:image xlink:href="Pictures/100002010000003E00000031DF11B66B438CADE3.png" xlink:type="simple" xlink:show="embed" xlink:actuate="onLoad">
            <text:p/>
          </draw:image>
        </draw:frame>
        <draw:frame draw:style-name="gr8" draw:text-style-name="P5" draw:layer="layout" svg:width="1.194cm" svg:height="0.973cm" svg:x="20.218cm" svg:y="46.864cm">
          <draw:image xlink:href="Pictures/100002010000004800000030102485516B4EE4F4.png" xlink:type="simple" xlink:show="embed" xlink:actuate="onLoad">
            <text:p/>
          </draw:image>
        </draw:frame>
        <draw:custom-shape draw:style-name="gr21" draw:text-style-name="P1" draw:layer="layout" svg:width="10.795cm" svg:height="8.763cm" svg:x="14.002cm" svg:y="22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5.479cm" svg:y1="21.525cm" svg:x2="15.479cm" svg:y2="23.887cm">
          <text:p/>
        </draw:line>
        <draw:line draw:style-name="gr4" draw:text-style-name="P5" draw:layer="layout" svg:x1="18.654cm" svg:y1="21.525cm" svg:x2="18.654cm" svg:y2="23.887cm">
          <text:p/>
        </draw:line>
        <draw:line draw:style-name="gr4" draw:text-style-name="P5" draw:layer="layout" svg:x1="23.48cm" svg:y1="21.552cm" svg:x2="23.48cm" svg:y2="23.863cm">
          <text:p/>
        </draw:line>
        <draw:frame draw:style-name="gr3" draw:text-style-name="P4" draw:layer="layout" svg:width="1.27cm" svg:height="1.143cm" svg:x="20.469cm" svg:y="26.327cm">
          <draw:text-box>
            <text:p><text:span text:style-name="T1">...</text:span></text:p>
          </draw:text-box>
        </draw:frame>
        <draw:measure draw:style-name="gr22" draw:text-style-name="P20" draw:layer="layout" svg:x1="12.605cm" svg:y1="22.71cm" svg:x2="12.605cm" svg:y2="31.473cm">
          <text:p text:style-name="P20"><text:span text:style-name="T7">Feature Agglomeration</text:span></text:p>
        </draw:measure>
        <draw:custom-shape draw:style-name="gr5" draw:text-style-name="P6" draw:layer="layout" svg:width="6.094cm" svg:height="1.855cm" draw:transform="rotate (-1.57219259019649) translate (16.338cm 23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36cm" svg:y1="26.915cm" svg:x2="14.48cm" svg:y2="26.915cm">
          <text:p/>
        </draw:line>
        <draw:line draw:style-name="gr6" draw:text-style-name="P7" draw:layer="layout" svg:x1="16.361cm" svg:y1="25.407cm" svg:x2="14.481cm" svg:y2="25.407cm">
          <text:p/>
        </draw:line>
        <draw:line draw:style-name="gr6" draw:text-style-name="P7" draw:layer="layout" svg:x1="16.344cm" svg:y1="28.421cm" svg:x2="14.464cm" svg:y2="28.421cm">
          <text:p/>
        </draw:line>
        <draw:frame draw:style-name="gr3" draw:text-style-name="P8" draw:layer="layout" svg:width="1.142cm" svg:height="1.143cm" draw:transform="rotate (-1.5707963267949) translate (15.974cm 27.211cm)">
          <draw:text-box>
            <text:p><text:span text:style-name="T2">...</text:span></text:p>
          </draw:text-box>
        </draw:frame>
        <draw:custom-shape draw:style-name="gr23" draw:text-style-name="P21" xml:id="id5" draw:id="id5" draw:layer="layout" svg:width="6.093cm" svg:height="1.794cm" draw:transform="rotate (-1.57219259019649) translate (16.298cm 23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764cm" svg:y="24.116cm">
          <draw:image xlink:href="Pictures/1000020100000069000000381E73A56F5698B5E3.png" xlink:type="simple" xlink:show="embed" xlink:actuate="onLoad">
            <text:p/>
          </draw:image>
        </draw:frame>
        <draw:frame draw:style-name="gr8" draw:text-style-name="P5" draw:layer="layout" svg:width="1.27cm" svg:height="1.092cm" svg:x="14.764cm" svg:y="25.565cm">
          <draw:image xlink:href="Pictures/100002010000006C000000394FDDFA26ECCAA521.png" xlink:type="simple" xlink:show="embed" xlink:actuate="onLoad">
            <text:p/>
          </draw:image>
        </draw:frame>
        <draw:frame draw:style-name="gr8" draw:text-style-name="P5" draw:layer="layout" svg:width="1.27cm" svg:height="1.041cm" svg:x="14.764cm" svg:y="28.688cm">
          <draw:image xlink:href="Pictures/10000201000000770000003A5CF8753B32FD86A9.png" xlink:type="simple" xlink:show="embed" xlink:actuate="onLoad">
            <text:p/>
          </draw:image>
        </draw:frame>
        <draw:custom-shape draw:style-name="gr24" draw:text-style-name="P22" draw:layer="layout" svg:width="6.094cm" svg:height="1.855cm" draw:transform="rotate (-1.57219259019649) translate (19.459cm 23.9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481cm" svg:y1="26.929cm" svg:x2="17.601cm" svg:y2="26.929cm">
          <text:p/>
        </draw:line>
        <draw:line draw:style-name="gr6" draw:text-style-name="P7" draw:layer="layout" svg:x1="19.482cm" svg:y1="25.421cm" svg:x2="17.602cm" svg:y2="25.421cm">
          <text:p/>
        </draw:line>
        <draw:line draw:style-name="gr6" draw:text-style-name="P7" draw:layer="layout" svg:x1="19.465cm" svg:y1="28.435cm" svg:x2="17.585cm" svg:y2="28.435cm">
          <text:p/>
        </draw:line>
        <draw:frame draw:style-name="gr3" draw:text-style-name="P8" draw:layer="layout" svg:width="1.142cm" svg:height="1.143cm" draw:transform="rotate (-1.5707963267949) translate (19.095cm 27.225cm)">
          <draw:text-box>
            <text:p><text:span text:style-name="T2">...</text:span></text:p>
          </draw:text-box>
        </draw:frame>
        <draw:frame draw:style-name="gr8" draw:text-style-name="P5" draw:layer="layout" svg:width="1.27cm" svg:height="1.041cm" svg:x="17.912cm" svg:y="24.155cm">
          <draw:image xlink:href="Pictures/100002010000006C000000394FDDFA26ECCAA521.png" xlink:type="simple" xlink:show="embed" xlink:actuate="onLoad">
            <text:p/>
          </draw:image>
        </draw:frame>
        <draw:frame draw:style-name="gr8" draw:text-style-name="P5" draw:layer="layout" svg:width="1.27cm" svg:height="0.991cm" svg:x="17.912cm" svg:y="25.677cm">
          <draw:image xlink:href="Pictures/10000201000000720000003AE1C377D6A4299F43.png" xlink:type="simple" xlink:show="embed" xlink:actuate="onLoad">
            <text:p/>
          </draw:image>
        </draw:frame>
        <draw:frame draw:style-name="gr8" draw:text-style-name="P5" draw:layer="layout" svg:width="1.27cm" svg:height="0.991cm" svg:x="17.939cm" svg:y="28.625cm">
          <draw:image xlink:href="Pictures/10000201000000760000003A6478F80A308AF21B.png" xlink:type="simple" xlink:show="embed" xlink:actuate="onLoad">
            <text:p/>
          </draw:image>
        </draw:frame>
        <draw:custom-shape draw:style-name="gr25" draw:text-style-name="P23" xml:id="id6" draw:id="id6" draw:layer="layout" svg:width="6.093cm" svg:height="1.794cm" draw:transform="rotate (-1.57219259019649) translate (19.463cm 23.8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094cm" svg:height="1.855cm" draw:transform="rotate (-1.57219259019649) translate (24.372cm 23.8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394cm" svg:y1="26.873cm" svg:x2="22.514cm" svg:y2="26.873cm">
          <text:p/>
        </draw:line>
        <draw:line draw:style-name="gr6" draw:text-style-name="P7" draw:layer="layout" svg:x1="24.395cm" svg:y1="25.365cm" svg:x2="22.515cm" svg:y2="25.365cm">
          <text:p/>
        </draw:line>
        <draw:line draw:style-name="gr6" draw:text-style-name="P7" draw:layer="layout" svg:x1="24.378cm" svg:y1="28.379cm" svg:x2="22.498cm" svg:y2="28.379cm">
          <text:p/>
        </draw:line>
        <draw:frame draw:style-name="gr3" draw:text-style-name="P8" draw:layer="layout" svg:width="1.142cm" svg:height="1.143cm" draw:transform="rotate (-1.5707963267949) translate (24.008cm 27.169cm)">
          <draw:text-box>
            <text:p><text:span text:style-name="T2">...</text:span></text:p>
          </draw:text-box>
        </draw:frame>
        <draw:custom-shape draw:style-name="gr23" draw:text-style-name="P21" xml:id="id1" draw:id="id1" draw:layer="layout" svg:width="6.093cm" svg:height="1.794cm" draw:transform="rotate (-1.57219259019649) translate (24.314cm 23.8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846cm" svg:y="24.199cm">
          <draw:image xlink:href="Pictures/1000020100000075000000369A801DB78E2B5AC5.png" xlink:type="simple" xlink:show="embed" xlink:actuate="onLoad">
            <text:p/>
          </draw:image>
        </draw:frame>
        <draw:frame draw:style-name="gr8" draw:text-style-name="P5" draw:layer="layout" svg:width="1.27cm" svg:height="0.991cm" svg:x="22.746cm" svg:y="25.623cm">
          <draw:image xlink:href="Pictures/10000201000000750000003DDA9B975D011D0BB1.png" xlink:type="simple" xlink:show="embed" xlink:actuate="onLoad">
            <text:p/>
          </draw:image>
        </draw:frame>
        <draw:frame draw:style-name="gr8" draw:text-style-name="P5" draw:layer="layout" svg:width="1.27cm" svg:height="0.889cm" svg:x="22.746cm" svg:y="28.671cm">
          <draw:image xlink:href="Pictures/10000201000000760000003C90AE319919A35E6C.png" xlink:type="simple" xlink:show="embed" xlink:actuate="onLoad">
            <text:p/>
          </draw:image>
        </draw:frame>
        <draw:custom-shape draw:style-name="gr26" draw:text-style-name="P1" draw:layer="layout" svg:width="19.05cm" svg:height="8.979cm" svg:x="10.192cm" svg:y="31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7" draw:text-style-name="P24" draw:layer="layout" svg:x1="8.705cm" svg:y1="31.873cm" svg:x2="8.705cm" svg:y2="40.763cm">
          <text:p text:style-name="P24"><text:span text:style-name="T8">Clustering Algorithms</text:span></text:p>
        </draw:measure>
        <draw:custom-shape draw:style-name="gr28" draw:text-style-name="P17" xml:id="id4" draw:id="id4" draw:layer="layout" svg:width="6.121cm" svg:height="2.54cm" svg:x="10.827cm" svg:y="33.67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11.132cm" svg:y="35.412cm">
          <draw:text-box>
            <text:p><text:span text:style-name="T6">Clustering Model 1</text:span></text:p>
          </draw:text-box>
        </draw:frame>
        <draw:frame draw:style-name="gr3" draw:text-style-name="P4" draw:layer="layout" svg:width="1.27cm" svg:height="1.143cm" svg:x="14.168cm" svg:y="34.133cm">
          <draw:text-box>
            <text:p><text:span text:style-name="T1">...</text:span></text:p>
          </draw:text-box>
        </draw:frame>
        <draw:custom-shape draw:style-name="gr28" draw:text-style-name="P17" xml:id="id3" draw:id="id3" draw:layer="layout" svg:width="6.121cm" svg:height="2.54cm" svg:x="15.527cm" svg:y="36.95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15.818cm" svg:y="38.682cm">
          <draw:text-box>
            <text:p><text:span text:style-name="T6">Clustering Model 2</text:span></text:p>
          </draw:text-box>
        </draw:frame>
        <draw:custom-shape draw:style-name="gr29" draw:text-style-name="P25" draw:layer="layout" svg:width="1.471cm" svg:height="1.471cm" draw:transform="rotate (-1.57219259019649) translate (17.203cm 37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1.471cm" svg:height="1.471cm" draw:transform="rotate (-1.57219259019649) translate (18.93cm 37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1.471cm" svg:height="1.471cm" draw:transform="rotate (-1.57219259019649) translate (21.473cm 37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xml:id="id2" draw:id="id2" draw:layer="layout" svg:width="6.121cm" svg:height="2.54cm" svg:x="22.727cm" svg:y="33.84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23.064cm" svg:y="35.606cm">
          <draw:text-box>
            <text:p><text:span text:style-name="T6">Clustering Model C</text:span></text:p>
          </draw:text-box>
        </draw:frame>
        <draw:custom-shape draw:style-name="gr29" draw:text-style-name="P25" draw:layer="layout" svg:width="1.471cm" svg:height="1.471cm" draw:transform="rotate (-1.57219259019649) translate (24.403cm 34.0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1.471cm" svg:height="1.471cm" draw:transform="rotate (-1.57219259019649) translate (26.13cm 34.0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1.471cm" svg:height="1.471cm" draw:transform="rotate (-1.57219259019649) translate (28.673cm 34.0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18.868cm" svg:y="37.434cm">
          <draw:text-box>
            <text:p><text:span text:style-name="T1">...</text:span></text:p>
          </draw:text-box>
        </draw:frame>
        <draw:frame draw:style-name="gr3" draw:text-style-name="P4" draw:layer="layout" svg:width="1.27cm" svg:height="1.143cm" svg:x="26.067cm" svg:y="34.311cm">
          <draw:text-box>
            <text:p><text:span text:style-name="T1">...</text:span></text:p>
          </draw:text-box>
        </draw:frame>
        <draw:frame draw:style-name="gr3" draw:text-style-name="P4" draw:layer="layout" svg:width="1.27cm" svg:height="1.143cm" draw:transform="rotate (0.767246739176707) translate (21.338cm 36.665cm)">
          <draw:text-box>
            <text:p><text:span text:style-name="T1">...</text:span></text:p>
          </draw:text-box>
        </draw:frame>
        <draw:custom-shape draw:style-name="gr29" draw:text-style-name="P25" draw:layer="layout" svg:width="1.471cm" svg:height="1.471cm" draw:transform="rotate (-1.57219259019649) translate (12.503cm 33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1.471cm" svg:height="1.471cm" draw:transform="rotate (-1.57219259019649) translate (14.23cm 33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1.471cm" svg:height="1.471cm" draw:transform="rotate (-1.57219259019649) translate (16.773cm 33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194cm" svg:height="0.973cm" svg:x="11.157cm" svg:y="34.159cm">
          <draw:image xlink:href="Pictures/1000020100000041000000359D2A6C32F55D64E9.png" xlink:type="simple" xlink:show="embed" xlink:actuate="onLoad">
            <text:p/>
          </draw:image>
        </draw:frame>
        <draw:frame draw:style-name="gr8" draw:text-style-name="P5" draw:layer="layout" svg:width="1.194cm" svg:height="0.973cm" svg:x="12.857cm" svg:y="34.16cm">
          <draw:image xlink:href="Pictures/10000201000000410000003029361C4707FBBC42.png" xlink:type="simple" xlink:show="embed" xlink:actuate="onLoad">
            <text:p/>
          </draw:image>
        </draw:frame>
        <draw:frame draw:style-name="gr8" draw:text-style-name="P5" draw:layer="layout" svg:width="1.194cm" svg:height="0.973cm" svg:x="15.457cm" svg:y="34.16cm">
          <draw:image xlink:href="Pictures/10000201000000460000003307D5D193ACFE5FB5.png" xlink:type="simple" xlink:show="embed" xlink:actuate="onLoad">
            <text:p/>
          </draw:image>
        </draw:frame>
        <draw:frame draw:style-name="gr8" draw:text-style-name="P5" draw:layer="layout" svg:width="1.194cm" svg:height="0.973cm" svg:x="23.057cm" svg:y="34.36cm">
          <draw:image xlink:href="Pictures/100002010000004200000032949CB4B9F40211C2.png" xlink:type="simple" xlink:show="embed" xlink:actuate="onLoad">
            <text:p/>
          </draw:image>
        </draw:frame>
        <draw:frame draw:style-name="gr8" draw:text-style-name="P5" draw:layer="layout" svg:width="1.194cm" svg:height="0.973cm" svg:x="24.757cm" svg:y="34.361cm">
          <draw:image xlink:href="Pictures/10000201000000430000002C3D38360C73633FA6.png" xlink:type="simple" xlink:show="embed" xlink:actuate="onLoad">
            <text:p/>
          </draw:image>
        </draw:frame>
        <draw:frame draw:style-name="gr8" draw:text-style-name="P5" draw:layer="layout" svg:width="1.194cm" svg:height="0.973cm" svg:x="27.357cm" svg:y="34.362cm">
          <draw:image xlink:href="Pictures/10000201000000450000003025AEDEEC6D6E8FAE.png" xlink:type="simple" xlink:show="embed" xlink:actuate="onLoad">
            <text:p/>
          </draw:image>
        </draw:frame>
        <draw:frame draw:style-name="gr8" draw:text-style-name="P5" draw:layer="layout" svg:width="1.194cm" svg:height="0.973cm" svg:x="15.857cm" svg:y="37.461cm">
          <draw:image xlink:href="Pictures/100002010000003D00000035575F2A0AB7BC2CEB.png" xlink:type="simple" xlink:show="embed" xlink:actuate="onLoad">
            <text:p/>
          </draw:image>
        </draw:frame>
        <draw:frame draw:style-name="gr8" draw:text-style-name="P5" draw:layer="layout" svg:width="1.194cm" svg:height="0.973cm" svg:x="17.557cm" svg:y="37.462cm">
          <draw:image xlink:href="Pictures/100002010000003E00000031C705272E96D9144A.png" xlink:type="simple" xlink:show="embed" xlink:actuate="onLoad">
            <text:p/>
          </draw:image>
        </draw:frame>
        <draw:frame draw:style-name="gr8" draw:text-style-name="P5" draw:layer="layout" svg:width="1.194cm" svg:height="0.973cm" svg:x="20.157cm" svg:y="37.463cm">
          <draw:image xlink:href="Pictures/100002010000004800000030102485516B4EE4F4.png" xlink:type="simple" xlink:show="embed" xlink:actuate="onLoad">
            <text:p/>
          </draw:image>
        </draw:frame>
        <draw:connector draw:style-name="gr30" draw:text-style-name="P5" draw:layer="layout" draw:type="line" svg:x1="23.408cm" svg:y1="29.948cm" svg:x2="25.788cm" svg:y2="33.847cm" draw:start-shape="id1" draw:start-glue-point="1" draw:end-shape="id2" draw:end-glue-point="4" svg:d="M23408 29948l2380 3899" svg:viewBox="0 0 2381 3900">
          <text:p/>
        </draw:connector>
        <draw:connector draw:style-name="gr30" draw:text-style-name="P5" draw:layer="layout" draw:type="line" svg:x1="23.408cm" svg:y1="29.948cm" svg:x2="18.588cm" svg:y2="36.959cm" draw:start-shape="id1" draw:start-glue-point="1" draw:end-shape="id3" draw:end-glue-point="4" svg:d="M23408 29948l-4820 7011" svg:viewBox="0 0 4821 7012">
          <text:p/>
        </draw:connector>
        <draw:connector draw:style-name="gr30" draw:text-style-name="P5" draw:layer="layout" draw:type="line" svg:x1="23.408cm" svg:y1="29.948cm" svg:x2="13.888cm" svg:y2="33.671cm" draw:start-shape="id1" draw:start-glue-point="1" draw:end-shape="id4" draw:end-glue-point="4" svg:d="M23408 29948l-9520 3723" svg:viewBox="0 0 9521 3724">
          <text:p/>
        </draw:connector>
        <draw:connector draw:style-name="gr30" draw:text-style-name="P5" draw:layer="layout" draw:type="line" svg:x1="15.392cm" svg:y1="30.023cm" svg:x2="13.888cm" svg:y2="33.671cm" draw:start-shape="id5" draw:start-glue-point="1" draw:end-shape="id4" draw:end-glue-point="4" svg:d="M15392 30023l-1504 3648" svg:viewBox="0 0 1505 3649">
          <text:p/>
        </draw:connector>
        <draw:connector draw:style-name="gr30" draw:text-style-name="P5" draw:layer="layout" draw:type="line" svg:x1="18.557cm" svg:y1="29.948cm" svg:x2="18.588cm" svg:y2="36.959cm" draw:start-shape="id6" draw:start-glue-point="1" draw:end-shape="id3" draw:end-glue-point="4" svg:d="M18557 29948l31 7011" svg:viewBox="0 0 32 7012">
          <text:p/>
        </draw:connector>
        <draw:connector draw:style-name="gr30" draw:text-style-name="P5" draw:layer="layout" draw:type="line" svg:x1="18.557cm" svg:y1="29.948cm" svg:x2="13.888cm" svg:y2="33.671cm" draw:start-shape="id6" draw:start-glue-point="1" draw:end-shape="id4" draw:end-glue-point="4" svg:d="M18557 29948l-4669 3723" svg:viewBox="0 0 4670 3724">
          <text:p/>
        </draw:connector>
        <draw:connector draw:style-name="gr30" draw:text-style-name="P5" draw:layer="layout" draw:type="line" svg:x1="18.557cm" svg:y1="29.948cm" svg:x2="25.788cm" svg:y2="33.847cm" draw:start-shape="id6" draw:start-glue-point="1" draw:end-shape="id2" draw:end-glue-point="4" svg:d="M18557 29948l7231 3899" svg:viewBox="0 0 7232 3900">
          <text:p/>
        </draw:connector>
        <draw:connector draw:style-name="gr30" draw:text-style-name="P5" draw:layer="layout" draw:type="line" svg:x1="15.392cm" svg:y1="30.023cm" svg:x2="18.588cm" svg:y2="36.959cm" draw:start-shape="id5" draw:start-glue-point="1" draw:end-shape="id3" draw:end-glue-point="4" svg:d="M15392 30023l3196 6936" svg:viewBox="0 0 3197 6937">
          <text:p/>
        </draw:connector>
        <draw:connector draw:style-name="gr30" draw:text-style-name="P5" draw:layer="layout" draw:type="line" svg:x1="15.392cm" svg:y1="30.023cm" svg:x2="25.788cm" svg:y2="33.847cm" draw:start-shape="id5" draw:start-glue-point="1" draw:end-shape="id2" draw:end-glue-point="4" svg:d="M15392 30023l10396 3824" svg:viewBox="0 0 10397 3825">
          <text:p/>
        </draw:connector>
        <draw:connector draw:style-name="gr4" draw:text-style-name="P5" draw:layer="layout" draw:type="line" svg:x1="13.888cm" svg:y1="36.211cm" svg:x2="13.949cm" svg:y2="43.072cm" draw:start-shape="id4" draw:start-glue-point="6" draw:end-shape="id7" draw:end-glue-point="4" svg:d="M13888 36211l61 6861" svg:viewBox="0 0 62 6862">
          <text:p/>
        </draw:connector>
        <draw:connector draw:style-name="gr4" draw:text-style-name="P5" draw:layer="layout" draw:type="line" svg:x1="18.588cm" svg:y1="39.499cm" svg:x2="18.649cm" svg:y2="46.36cm" draw:start-shape="id3" draw:start-glue-point="6" draw:end-shape="id8" draw:end-glue-point="4" svg:d="M18588 39499l61 6861" svg:viewBox="0 0 62 6862">
          <text:p/>
        </draw:connector>
        <draw:connector draw:style-name="gr4" draw:text-style-name="P5" draw:layer="layout" draw:type="line" svg:x1="25.788cm" svg:y1="36.387cm" svg:x2="25.849cm" svg:y2="43.248cm" draw:start-shape="id2" draw:start-glue-point="6" draw:end-shape="id9" draw:end-glue-point="4" svg:d="M25788 36387l61 6861" svg:viewBox="0 0 62 6862">
          <text:p/>
        </draw:connector>
        <draw:custom-shape draw:style-name="gr31" draw:text-style-name="P3" draw:layer="layout" svg:width="3.937cm" svg:height="1.837cm" svg:x="16.748cm" svg:y="52.484cm">
          <text:p text:style-name="P2"><text:span text:style-name="T1">MGX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26" draw:layer="layout" svg:width="0.635cm" svg:height="3.175cm" svg:x="18.399cm" svg:y="49.1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6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7T22:34:20.666984493</dc:date>
    <meta:editing-duration>PT2H38M1S</meta:editing-duration>
    <meta:editing-cycles>39</meta:editing-cycles>
    <meta:generator>LibreOffice/5.1.4.2$Linux_X86_64 LibreOffice_project/10m0$Build-2</meta:generator>
    <meta:document-statistic meta:object-count="178"/>
  </office:meta>
</office:document-meta>
</file>